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맑은 고딕" svg:font-family="'맑은 고딕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791d1" officeooo:paragraph-rsid="000791d1"/>
    </style:style>
    <style:style style:name="P2" style:family="paragraph" style:parent-style-name="Standard" style:list-style-name="L1">
      <style:text-properties officeooo:rsid="00086b99" officeooo:paragraph-rsid="00086b99"/>
    </style:style>
    <style:style style:name="P3" style:family="paragraph" style:parent-style-name="Standard" style:list-style-name="L1">
      <style:text-properties officeooo:rsid="00094ae9" officeooo:paragraph-rsid="00094ae9"/>
    </style:style>
    <style:style style:name="P4" style:family="paragraph" style:parent-style-name="Standard" style:list-style-name="L1">
      <style:text-properties officeooo:rsid="000a533a" officeooo:paragraph-rsid="000a533a"/>
    </style:style>
    <style:style style:name="P5" style:family="paragraph" style:parent-style-name="Standard">
      <style:text-properties officeooo:rsid="000a533a" officeooo:paragraph-rsid="000a533a"/>
    </style:style>
    <style:style style:name="P6" style:family="paragraph" style:parent-style-name="Standard" style:list-style-name="L1">
      <style:text-properties officeooo:rsid="000be36a" officeooo:paragraph-rsid="000be36a"/>
    </style:style>
    <style:style style:name="P7" style:family="paragraph" style:parent-style-name="Standard" style:list-style-name="L1">
      <style:text-properties officeooo:rsid="000f83a2" officeooo:paragraph-rsid="000f83a2"/>
    </style:style>
    <style:style style:name="P8" style:family="paragraph" style:parent-style-name="Standard">
      <style:text-properties officeooo:rsid="0010c3a0" officeooo:paragraph-rsid="0010c3a0"/>
    </style:style>
    <style:style style:name="P9" style:family="paragraph" style:parent-style-name="Standard" style:list-style-name="L1">
      <style:text-properties officeooo:paragraph-rsid="0010c3a0"/>
    </style:style>
    <style:style style:name="P10" style:family="paragraph" style:parent-style-name="Standard" style:list-style-name="L1">
      <style:text-properties officeooo:paragraph-rsid="00170404"/>
    </style:style>
    <style:style style:name="P11" style:family="paragraph" style:parent-style-name="Standard" style:list-style-name="L1">
      <style:text-properties officeooo:paragraph-rsid="00177986"/>
    </style:style>
    <style:style style:name="P12" style:family="paragraph" style:parent-style-name="Standard" style:list-style-name="L1">
      <style:text-properties officeooo:paragraph-rsid="001a7343"/>
    </style:style>
    <style:style style:name="P13" style:family="paragraph" style:parent-style-name="Standard" style:list-style-name="L1">
      <style:text-properties officeooo:rsid="0011a12b" officeooo:paragraph-rsid="0011a12b"/>
    </style:style>
    <style:style style:name="P14" style:family="paragraph" style:parent-style-name="Standard" style:list-style-name="L1">
      <style:text-properties officeooo:rsid="00130e57" officeooo:paragraph-rsid="00130e57"/>
    </style:style>
    <style:style style:name="P15" style:family="paragraph" style:parent-style-name="Standard" style:list-style-name="L1">
      <style:text-properties officeooo:rsid="00170404" officeooo:paragraph-rsid="00170404"/>
    </style:style>
    <style:style style:name="P16" style:family="paragraph" style:parent-style-name="Standard" style:list-style-name="L1">
      <style:text-properties officeooo:rsid="00177986" officeooo:paragraph-rsid="00177986"/>
    </style:style>
    <style:style style:name="P17" style:family="paragraph" style:parent-style-name="Standard">
      <style:text-properties officeooo:rsid="00177986" officeooo:paragraph-rsid="00177986"/>
    </style:style>
    <style:style style:name="P18" style:family="paragraph" style:parent-style-name="Standard" style:list-style-name="L1">
      <style:text-properties officeooo:rsid="0017ac04" officeooo:paragraph-rsid="0017ac04"/>
    </style:style>
    <style:style style:name="P19" style:family="paragraph" style:parent-style-name="Standard" style:list-style-name="L1">
      <style:text-properties officeooo:rsid="00197fb1" officeooo:paragraph-rsid="00197fb1"/>
    </style:style>
    <style:style style:name="P20" style:family="paragraph" style:parent-style-name="Standard">
      <style:text-properties officeooo:rsid="00197fb1" officeooo:paragraph-rsid="00197fb1"/>
    </style:style>
    <style:style style:name="P21" style:family="paragraph" style:parent-style-name="Standard" style:list-style-name="L1">
      <style:text-properties officeooo:rsid="0019c09d" officeooo:paragraph-rsid="0019c09d"/>
    </style:style>
    <style:style style:name="P22" style:family="paragraph" style:parent-style-name="Standard" style:list-style-name="L1">
      <style:text-properties officeooo:rsid="001a7343" officeooo:paragraph-rsid="001a7343"/>
    </style:style>
    <style:style style:name="P23" style:family="paragraph" style:parent-style-name="Standard" style:list-style-name="L1">
      <style:text-properties officeooo:rsid="001cc939" officeooo:paragraph-rsid="001cc939"/>
    </style:style>
    <style:style style:name="P24" style:family="paragraph" style:parent-style-name="Standard" style:list-style-name="L1">
      <style:text-properties officeooo:rsid="00254b2c" officeooo:paragraph-rsid="00254b2c"/>
    </style:style>
    <style:style style:name="T1" style:family="text">
      <style:text-properties officeooo:rsid="00086b99"/>
    </style:style>
    <style:style style:name="T2" style:family="text">
      <style:text-properties officeooo:rsid="0010c3a0"/>
    </style:style>
    <style:style style:name="T3" style:family="text">
      <style:text-properties officeooo:rsid="0011a12b"/>
    </style:style>
    <style:style style:name="T4" style:family="text">
      <style:text-properties officeooo:rsid="00130e57"/>
    </style:style>
    <style:style style:name="T5" style:family="text">
      <style:text-properties officeooo:rsid="00170404"/>
    </style:style>
    <style:style style:name="T6" style:family="text">
      <style:text-properties officeooo:rsid="00177986"/>
    </style:style>
    <style:style style:name="T7" style:family="text">
      <style:text-properties officeooo:rsid="0019c09d"/>
    </style:style>
    <style:style style:name="T8" style:family="text">
      <style:text-properties officeooo:rsid="001a7343"/>
    </style:style>
    <style:style style:name="T9" style:family="text">
      <style:text-properties officeooo:rsid="001cc939"/>
    </style:style>
    <style:style style:name="T10" style:family="text">
      <style:text-properties officeooo:rsid="001d2dd9"/>
    </style:style>
    <style:style style:name="T11" style:family="text">
      <style:text-properties officeooo:rsid="0022c403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833660593" text:style-name="L1">
        <text:list-item>
          <text:p text:style-name="P1"><text:s/>Introduction</text:p>
        </text:list-item>
        <text:list-item>
          <text:p text:style-name="P1">Context/Background information</text:p>
          <text:list>
            <text:list-item>
              <text:p text:style-name="P2">overview of goodness of fit and different testing crietrions (one dimensional)</text:p>
              <text:list>
                <text:list-item>
                  <text:p text:style-name="P7">analysis of how well each can differentiate between two samples from same distribution with small differences</text:p>
                </text:list-item>
                <text:list-item>
                  <text:p text:style-name="P9"><text:span text:style-name="T3">comparison</text:span><text:span text:style-name="T2"> of % of failed p values in exact sample</text:span></text:p>
                </text:list-item>
              </text:list>
            </text:list-item>
          </text:list>
        </text:list-item>
      </text:list>
      <text:p text:style-name="P8"/>
      <text:list xml:id="list172044617526940" text:continue-numbering="true" text:style-name="L1">
        <text:list-item>
          <text:p text:style-name="P1"><text:s/>Requirements and analysi<text:span text:style-name="T1">s</text:span></text:p>
          <text:list>
            <text:list-item>
              <text:p text:style-name="P3">problem statement</text:p>
            </text:list-item>
            <text:list-item>
              <text:p text:style-name="P4">list of inference problems </text:p>
            </text:list-item>
          </text:list>
        </text:list-item>
      </text:list>
      <text:p text:style-name="P5"/>
      <text:list xml:id="list172044315670740" text:continue-numbering="true" text:style-name="L1">
        <text:list-item>
          <text:p text:style-name="P6">design and implementation</text:p>
          <text:list>
            <text:list-item>
              <text:p text:style-name="P6">overview of the website</text:p>
            </text:list-item>
            <text:list-item>
              <text:p text:style-name="P6">overall structure of the code bas<text:span text:style-name="T5">e</text:span></text:p>
            </text:list-item>
            <text:list-item>
              <text:p text:style-name="P14">weights</text:p>
              <text:list>
                <text:list-item>
                  <text:p text:style-name="P14">how different one dimensional tests were adjusted for weighted case</text:p>
                  <text:p text:style-name="P14"/>
                </text:list-item>
              </text:list>
            </text:list-item>
            <text:list-item>
              <text:p text:style-name="P13">p value</text:p>
              <text:list>
                <text:list-item>
                  <text:p text:style-name="P13">how p values are evaluated in one/two sample ks test</text:p>
                </text:list-item>
                <text:list-item>
                  <text:p text:style-name="P14">how a single p value is extended to samples of p value (and percentage of which that has passed the test)</text:p>
                  <text:list>
                    <text:list-item>
                      <text:p text:style-name="P10"><text:span text:style-name="T4">how the initial sample is divided into either overlapping and non overlapping samples and its correlation</text:span></text:p>
                    </text:list-item>
                    <text:list-item>
                      <text:p text:style-name="P10"><text:span text:style-name="T4">(lack of) correlation between sample size and % passed</text:span></text:p>
                      <text:p text:style-name="P10"/>
                    </text:list-item>
                  </text:list>
                </text:list-item>
              </text:list>
            </text:list-item>
            <text:list-item>
              <text:p text:style-name="P15">basic sampling algorithms</text:p>
              <text:list>
                <text:list-item>
                  <text:p text:style-name="P15">how importance sampling, mcmc, rejection algorithms were designed <text:span text:style-name="T6">and how they work</text:span></text:p>
                </text:list-item>
                <text:list-item>
                  <text:p text:style-name="P15">their relative performance with <text:span text:style-name="T6">respect to distribution of p values (and % of p values above critical value)</text:span></text:p>
                </text:list-item>
                <text:list-item>
                  <text:p text:style-name="P16">their relative performance in estimating the mean (time and first sample size to get the difference between true mean and estimation below some small number) of known distribution</text:p>
                  <text:list>
                    <text:list-item>
                      <text:p text:style-name="P16">how basing the algorithm on different ‘easy’ distribution effects its performance</text:p>
                    </text:list-item>
                  </text:list>
                </text:list-item>
                <text:list-item>
                  <text:p text:style-name="P16">strength and limitations of each algorithms</text:p>
                </text:list-item>
              </text:list>
            </text:list-item>
          </text:list>
        </text:list-item>
      </text:list>
      <text:p text:style-name="P17"/>
      <text:list xml:id="list172045408214554" text:continue-numbering="true" text:style-name="L1">
        <text:list-item>
          <text:list>
            <text:list-item>
              <text:p text:style-name="P16">overview of inference problems</text:p>
            </text:list-item>
            <text:list-item>
              <text:p text:style-name="P18">benchmark inference algorithm by pymc</text:p>
              <text:list>
                <text:list-item>
                  <text:p text:style-name="P18">speculation/analysis of how pymc estimates posterior distribution</text:p>
                </text:list-item>
              </text:list>
            </text:list-item>
            <text:list-item>
              <text:p text:style-name="P16">how basic sampling algorithms could be expanded to inference algorithms</text:p>
              <text:list>
                <text:list-item>
                  <text:p text:style-name="P11"><text:span text:style-name="T6">their performance with respect to the benchmark </text:span><text:span text:style-name="T7">with different problems</text:span></text:p>
                  <text:p text:style-name="P11"/>
                </text:list-item>
              </text:list>
            </text:list-item>
            <text:list-item>
              <text:p text:style-name="P18">multivariate statistical test</text:p>
              <text:list>
                <text:list-item>
                  <text:p text:style-name="P18">how empircal cdf is calculated for n dimensional distribution</text:p>
                </text:list-item>
                <text:list-item>
                  <text:p text:style-name="P18">two ways in which ks test was extended to n dimensional case and their limitations <text:span text:style-name="T8">(need to ask Fred) </text:span></text:p>
                </text:list-item>
                <text:list-item>
                  <text:p text:style-name="P19">how n dimensional distributions are tested in the code base (with respect to exact cdf/ exact sample)</text:p>
                </text:list-item>
              </text:list>
            </text:list-item>
          </text:list>
        </text:list-item>
      </text:list>
      <text:p text:style-name="P20"/>
      <text:list xml:id="list172044692889745" text:continue-numbering="true" text:style-name="L1">
        <text:list-item>
          <text:list>
            <text:list-item>
              <text:p text:style-name="P21">overv<text:span text:style-name="T10">i</text:span>ew of the second problem</text:p>
              <text:list>
                <text:list-item>
                  <text:p text:style-name="P21">benchmark problems to test the unknown inference algorithm</text:p>
                  <text:list>
                    <text:list-item>
                      <text:p text:style-name="P21"><text:soft-page-break/>why these problems were chosen (overlap with 4.8.1?)</text:p>
                    </text:list-item>
                  </text:list>
                </text:list-item>
                <text:list-item>
                  <text:p text:style-name="P22">implementation of the second problem </text:p>
                  <text:list>
                    <text:list-item>
                      <text:p text:style-name="P12"><text:span text:style-name="T11">how the benchmark problems were chosen and how these can be used to determine how good user’s inference algorithm is in general </text:span><text:span text:style-name="T8">(planned but not implemented yet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">testing</text:p>
          <text:list>
            <text:list-item>
              <text:p text:style-name="P24">testing the goodness of fit, i.e. does the return of S&amp;P come from normal distribution?</text:p>
            </text:list-item>
            <text:list-item>
              <text:p text:style-name="P23">examples of tests with samples from pymc3 (or from anglican if time is availabe)</text:p>
              <text:p text:style-name="P23"/>
            </text:list-item>
          </text:list>
        </text:list-item>
        <text:list-item>
          <text:p text:style-name="P23">evaluations</text:p>
          <text:list>
            <text:list-item>
              <text:p text:style-name="P23">limitations</text:p>
              <text:list>
                <text:list-item>
                  <text:p text:style-name="P19">lack of benchmark <text:span text:style-name="T9">for certain n dimensional problems, problems limited to those with known exact solutions, etc</text:span></text:p>
                </text:list-item>
              </text:list>
            </text:list-item>
            <text:list-item>
              <text:p text:style-name="P23">future work</text:p>
              <text:list>
                <text:list-item>
                  <text:p text:style-name="P23">sketch of database to store user’s results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맑은 고딕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맑은 고딕" style:font-size-asian="10.5pt" style:language-asian="ko" style:country-asian="KR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맑은 고딕" style:font-size-asian="10.5pt" style:language-asian="ko" style:country-asian="KR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맑은 고딕" style:font-family-asian="'맑은 고딕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5T18:24:47.946000000</meta:creation-date>
    <dc:date>2021-08-18T17:20:43.927000000</dc:date>
    <meta:editing-duration>PT20H57M25S</meta:editing-duration>
    <meta:editing-cycles>13</meta:editing-cycles>
    <meta:generator>LibreOffice/7.0.3.1$Windows_X86_64 LibreOffice_project/d7547858d014d4cf69878db179d326fc3483e082</meta:generator>
    <meta:document-statistic meta:table-count="0" meta:image-count="0" meta:object-count="0" meta:page-count="2" meta:paragraph-count="46" meta:word-count="450" meta:character-count="2892" meta:non-whitespace-character-count="2437"/>
  </office:meta>
</office:document-meta>
</file>